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5" table:style-name="ce1">
            <text:p>1.0518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856" table:style-name="ce1">
            <text:p>1.08856</text:p>
          </table:table-cell>
          <table:table-cell office:value-type="float" office:value="0.43330000000000002" table:style-name="ce1">
            <text:p>0.433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41799999999999" table:style-name="ce1">
            <text:p>1.09418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4699999999999" table:style-name="ce1">
            <text:p>1.06347</text:p>
          </table:table-cell>
          <table:table-cell office:value-type="float" office:value="-1.7595000000000001" table:style-name="ce1">
            <text:p>-1.759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8299999999999" table:style-name="ce1">
            <text:p>1.06483</text:p>
          </table:table-cell>
          <table:table-cell office:value-type="float" office:value="-1.7576000000000001" table:style-name="ce1">
            <text:p>-1.757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2400000000001" table:style-name="ce1">
            <text:p>1.06424</text:p>
          </table:table-cell>
          <table:table-cell office:value-type="float" office:value="-1.7901" table:style-name="ce1">
            <text:p>-1.790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2199999999999" table:style-name="ce1">
            <text:p>1.06822</text:p>
          </table:table-cell>
          <table:table-cell office:value-type="float" office:value="-1.7966" table:style-name="ce1">
            <text:p>-1.7966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5" table:style-name="ce1">
            <text:p>1.06365</text:p>
          </table:table-cell>
          <table:table-cell office:value-type="float" office:value="-1.4249000000000001" table:style-name="ce1">
            <text:p>-1.424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13" table:style-name="ce1">
            <text:p>1.06413</text:p>
          </table:table-cell>
          <table:table-cell office:value-type="float" office:value="-1.6129" table:style-name="ce1">
            <text:p>-1.6129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" table:style-name="ce1">
            <text:p>1.07</text:p>
          </table:table-cell>
          <table:table-cell office:value-type="float" office:value="-1.5764" table:style-name="ce1">
            <text:p>-1.5764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2.426E-2" table:style-name="ce1">
            <text:p>0.0242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5.7800000000000004E-3" table:style-name="ce1">
            <text:p>0.0057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formula="of:=[Sheet1.C1]/100" table:style-name="ce1">
            <text:p>0</text:p>
          </table:table-cell>
          <table:table-cell office:value-type="float" office:value="0" table:formula="of:=[Sheet1.D1]/100" table:style-name="ce1">
            <text:p>0</text:p>
          </table:table-cell>
          <table:table-cell office:value-type="float" office:value="0" table:formula="of:=[Sheet1.E1]/100" table:style-name="ce1">
            <text:p>0</text:p>
          </table:table-cell>
          <table:table-cell office:value-type="float" office:value="0" table:formula="of:=[Sheet1.F1]/100" table:style-name="ce1">
            <text:p>0</text:p>
          </table:table-cell>
          <table:table-cell office:value-type="float" office:value="1.05185" table:style-name="ce1">
            <text:p>1.0518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[Sheet1.C2]/100" table:style-name="ce1">
            <text:p>0</text:p>
          </table:table-cell>
          <table:table-cell office:value-type="float" office:value="0" table:formula="of:=[Sheet1.D2]/100" table:style-name="ce1">
            <text:p>0</text:p>
          </table:table-cell>
          <table:table-cell office:value-type="float" office:value="0" table:formula="of:=[Sheet1.E2]/100" table:style-name="ce1">
            <text:p>0</text:p>
          </table:table-cell>
          <table:table-cell office:value-type="float" office:value="0" table:formula="of:=[Sheet1.F2]/10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[Sheet1.C3]/100" table:style-name="ce1">
            <text:p>0</text:p>
          </table:table-cell>
          <table:table-cell office:value-type="float" office:value="0" table:formula="of:=[Sheet1.D3]/100" table:style-name="ce1">
            <text:p>0</text:p>
          </table:table-cell>
          <table:table-cell office:value-type="float" office:value="0" table:formula="of:=[Sheet1.E3]/100" table:style-name="ce1">
            <text:p>0</text:p>
          </table:table-cell>
          <table:table-cell office:value-type="float" office:value="0" table:formula="of:=[Sheet1.F3]/10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[Sheet1.C4]/100" table:style-name="ce1">
            <text:p>0</text:p>
          </table:table-cell>
          <table:table-cell office:value-type="float" office:value="0" table:formula="of:=[Sheet1.D4]/100" table:style-name="ce1">
            <text:p>0</text:p>
          </table:table-cell>
          <table:table-cell office:value-type="float" office:value="0" table:formula="of:=[Sheet1.E4]/100" table:style-name="ce1">
            <text:p>0</text:p>
          </table:table-cell>
          <table:table-cell office:value-type="float" office:value="0" table:formula="of:=[Sheet1.F4]/100" table:style-name="ce1">
            <text:p>0</text:p>
          </table:table-cell>
          <table:table-cell office:value-type="float" office:value="1.07" table:style-name="ce1">
            <text:p>1.07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401" table:style-name="ce1">
            <text:p>-1.401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0.187" table:style-name="ce1">
            <text:p>0.18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9.6999999999999989E-2" table:style-name="ce1">
            <text:p>0.0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640000000000001" table:style-name="ce1">
            <text:p>1.164</text:p>
          </table:table-cell>
          <table:table-cell office:value-type="float" office:value="-0.14800000000000002" table:style-name="ce1">
            <text:p>-0.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12" table:style-name="ce1">
            <text:p>0.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22" table:style-name="ce1">
            <text:p>0.222</text:p>
          </table:table-cell>
          <table:table-cell office:value-type="float" office:value="4.8000000000000001E-2" table:style-name="ce1">
            <text:p>0.04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4.7E-2" table:style-name="ce1">
            <text:p>0.04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4:Buses.I313">
          <table:sort>
            <table:sort-by table:field-number="0"/>
          </table:sort>
        </table:database-range>
        <table:database-range table:target-range-address="Lines.A14:Lines.H379">
          <table:sort>
            <table:sort-by table:field-number="0"/>
          </table:sort>
        </table:database-range>
        <table:database-range table:target-range-address="Gens.A14:Gens.K308">
          <table:sort>
            <table:sort-by table:field-number="0"/>
          </table:sort>
        </table:database-range>
        <table:database-range table:target-range-address="Loads.A14:Loads.C92">
          <table:sort>
            <table:sort-by table:field-number="0"/>
          </table:sort>
        </table:database-range>
        <table:database-range table:target-range-address="Transformers.A14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7T11:43:15Z</dc:date>
    <meta:editing-cycles>59</meta:editing-cycles>
  </office:meta>
</office:document-meta>
</file>